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9B0000006DA7FE1DE5A2DC029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863cm" svg:height="18.999cm" svg:x="1.42cm" svg:y="1.009cm">
          <draw:image xlink:href="Pictures/10000201000009B0000006DA7FE1DE5A2DC029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3T09:44:04.247561556</dc:date>
    <meta:editing-duration>PT1M3S</meta:editing-duration>
    <meta:editing-cycles>1</meta:editing-cycles>
    <meta:generator>LibreOffice/6.2.4.2$Linux_X86_64 LibreOffice_project/20$Build-2</meta:generator>
    <meta:document-statistic meta:object-count="1"/>
  </office:meta>
</office:document-meta>
</file>